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1bdd" officeooo:paragraph-rsid="001f1bdd"/>
    </style:style>
    <style:style style:name="P2" style:family="paragraph" style:parent-style-name="Standard">
      <style:paragraph-properties fo:text-align="center" style:justify-single-word="false"/>
      <style:text-properties officeooo:rsid="001f1bdd" officeooo:paragraph-rsid="001f1bdd"/>
    </style:style>
    <style:style style:name="P3" style:family="paragraph" style:parent-style-name="Standard">
      <style:text-properties officeooo:rsid="001f1bdd" officeooo:paragraph-rsid="002152f5"/>
    </style:style>
    <style:style style:name="P4" style:family="paragraph" style:parent-style-name="Standard">
      <style:text-properties officeooo:rsid="001f5349" officeooo:paragraph-rsid="001f5349"/>
    </style:style>
    <style:style style:name="P5" style:family="paragraph" style:parent-style-name="Standard">
      <style:text-properties officeooo:rsid="001fbe88" officeooo:paragraph-rsid="002152f5"/>
    </style:style>
    <style:style style:name="P6" style:family="paragraph" style:parent-style-name="Standard">
      <style:text-properties officeooo:rsid="001fbe88" officeooo:paragraph-rsid="002279d5"/>
    </style:style>
    <style:style style:name="P7" style:family="paragraph" style:parent-style-name="Standard">
      <style:text-properties officeooo:rsid="002152f5" officeooo:paragraph-rsid="002152f5"/>
    </style:style>
    <style:style style:name="P8" style:family="paragraph" style:parent-style-name="Standard">
      <style:text-properties officeooo:rsid="002279d5" officeooo:paragraph-rsid="002279d5"/>
    </style:style>
    <style:style style:name="P9" style:family="paragraph" style:parent-style-name="Standard">
      <style:text-properties officeooo:rsid="0022ddb8" officeooo:paragraph-rsid="0022ddb8"/>
    </style:style>
    <style:style style:name="P10" style:family="paragraph" style:parent-style-name="Standard">
      <style:text-properties officeooo:rsid="0022ddb8" officeooo:paragraph-rsid="0024591d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11984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211984"/>
    </style:style>
    <style:style style:name="T5" style:family="text">
      <style:text-properties style:text-position="0% 100%" officeooo:rsid="002152f5"/>
    </style:style>
    <style:style style:name="T6" style:family="text">
      <style:text-properties style:text-position="0% 100%" officeooo:rsid="002279d5"/>
    </style:style>
    <style:style style:name="T7" style:family="text">
      <style:text-properties officeooo:rsid="00211984"/>
    </style:style>
    <style:style style:name="T8" style:family="text">
      <style:text-properties officeooo:rsid="00212516"/>
    </style:style>
    <style:style style:name="T9" style:family="text">
      <style:text-properties officeooo:rsid="002152f5"/>
    </style:style>
    <style:style style:name="T10" style:family="text">
      <style:text-properties officeooo:rsid="002279d5"/>
    </style:style>
    <style:style style:name="T11" style:family="text">
      <style:text-properties officeooo:rsid="0022ddb8"/>
    </style:style>
    <style:style style:name="T12" style:family="text">
      <style:text-properties officeooo:rsid="002459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of of Exclusiveness</text:p>
      <text:p text:style-name="P2">by Sven Nilsen, 2017</text:p>
      <text:p text:style-name="P1"/>
      <text:p text:style-name="P5">In general, <text:span text:style-name="T10">the sub-types</text:span> <text:span text:style-name="T7">`[g</text:span><text:span text:style-name="T2">0</text:span><text:span text:style-name="T4">] a</text:span><text:span text:style-name="T2">0</text:span><text:span text:style-name="T7">` and `[g</text:span><text:span text:style-name="T2">1</text:span><text:span text:style-name="T4">] a</text:span><text:span text:style-name="T2">1</text:span><text:span text:style-name="T7">` are exclusive when</text:span>:</text:p>
      <text:p text:style-name="P5"/>
      <text:p text:style-name="P5"><text:tab/>f : ( [g<text:span text:style-name="T1">0</text:span>] a<text:span text:style-name="T1">0</text:span> → [h] b<text:span text:style-name="T1">0</text:span> ) ∧ ( [g<text:span text:style-name="T1">1</text:span>] a<text:span text:style-name="T1">1</text:span> → [h] b<text:span text:style-name="T1">1</text:span><text:span text:style-name="T3"> )</text:span></text:p>
      <text:p text:style-name="P6"><text:span text:style-name="T3"><text:tab/></text:span><text:span text:style-name="T4">b</text:span><text:span text:style-name="T2">0</text:span><text:span text:style-name="T4"> ¬= b</text:span><text:span text:style-name="T2">1</text:span><text:span text:style-name="T4"> </text:span><text:span text:style-name="T5">=&gt; </text:span><text:span text:style-name="T6">|</text:span><text:span text:style-name="T3">[g</text:span><text:span text:style-name="T1">0</text:span><text:span text:style-name="T3">] a</text:span><text:span text:style-name="T1">0</text:span><text:span text:style-name="T3"> ∧ [g</text:span><text:span text:style-name="T1">1</text:span><text:span text:style-name="T3">] a</text:span><text:span text:style-name="T1">1</text:span><text:span text:style-name="T6">| = 0</text:span></text:p>
      <text:p text:style-name="P1"/>
      <text:p text:style-name="P1"><text:span text:style-name="T11">In logic, t</text:span>wo <text:span text:style-name="T11">propositions</text:span> are exclusive when one being true implies the other is false.</text:p>
      <text:p text:style-name="P1"/>
      <text:p text:style-name="P1"><text:tab/>(a → ¬b) ∧ (b → ¬a) = ¬(a ∧ b) <text:span text:style-name="T8">= nand(a, b)</text:span></text:p>
      <text:p text:style-name="P3"/>
      <text:p text:style-name="P7">An exclusive relationship can be XOR or NAND, which itself is NAND:</text:p>
      <text:p text:style-name="P3"/>
      <text:p text:style-name="P3"><text:tab/><text:span text:style-name="T8">xor(a, b) ∨ nand(a, b) = nand(a, b)</text:span></text:p>
      <text:p text:style-name="P4"/>
      <text:p text:style-name="P4"><text:span text:style-name="T9">Example</text:span>: Either an operator is unary (taking one argument) or it is binary (taking two arguments). <text:span text:style-name="T10">I</text:span>f it is neither unary or binary, it might take zero arguments or more than two. Assume that all operators and constants are described with a single data structure `expression`:</text:p>
      <text:p text:style-name="P4"/>
      <text:p text:style-name="P4"><text:tab/>arguments : expression → [expression]</text:p>
      <text:p text:style-name="P4"><text:tab/>arguments : [is_unary] true → [len] 1</text:p>
      <text:p text:style-name="P4"><text:tab/>arguments : [is_binary] true → [len] 2</text:p>
      <text:p text:style-name="P4"/>
      <text:p text:style-name="P4">This is a proof that `is_unary` and `is_binary` are exclusive. <text:span text:style-name="T10">Unary operator has list of length 1, and binary operator has list of length 2, so no expression can be both unary and binary operator.</text:span></text:p>
      <text:p text:style-name="P4"/>
      <text:p text:style-name="P4"><text:tab/><text:span text:style-name="T10">|[is_unary] true ∧ [is_binary] true| = 0</text:span></text:p>
      <text:p text:style-name="P4"/>
      <text:p text:style-name="P8">Notice that this proof does not require checking `is_unary` and `is_binary` for all input<text:span text:style-name="T12">s</text:span>. It <text:span text:style-name="T11">is extremely computationally efficient because it only requires comparing two values.</text:span></text:p>
      <text:p text:style-name="P8"/>
      <text:p text:style-name="P9">Another example: In the board game Othello, one player plays with white bricks and the other player players with black bricks. <text:span text:style-name="T12">Using shorthand notation:</text:span></text:p>
      <text:p text:style-name="P9"/>
      <text:p text:style-name="P9"><text:tab/>color_of : brick → color</text:p>
      <text:p text:style-name="P9"><text:tab/>color_of : player(1) → (= white)</text:p>
      <text:p text:style-name="P9"><text:tab/>color_of : player(2) → (= black)</text:p>
      <text:p text:style-name="P9"><text:tab/><text:span text:style-name="T12">player : nat ⨯ brick → bool</text:span></text:p>
      <text:p text:style-name="P9"/>
      <text:p text:style-name="P10">Notice that <text:span text:style-name="T12">`</text:span>player(1)<text:span text:style-name="T12">` is the same as `[</text:span>player(1)<text:span text:style-name="T12">] true` and </text:span>`(= x)` is the same as `[id] x`. <text:span text:style-name="T12">This proves that the sub-types `player(1)` and `player(2)` are exclusive. Since there are only 2 players, not only does player 1 have no bricks in common with player 2, but the two sets are invertible of each other:</text:span></text:p>
      <text:p text:style-name="P10"/>
      <text:p text:style-name="P10"><text:tab/><text:span text:style-name="T12">|player(1) ∧ player(2)| = 0<text:tab/><text:tab/>Player 1 has no bricks in common with player 2</text:span></text:p>
      <text:p text:style-name="P10"><text:tab/><text:span text:style-name="T12">player(1) ¬= player(2)<text:tab/><text:tab/>The two sub-types are invertible sets of each oth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05:57:50.947160000</meta:creation-date>
    <dc:date>2017-12-31T07:33:49.545781000</dc:date>
    <meta:editing-duration>PT2M46S</meta:editing-duration>
    <meta:editing-cycles>1</meta:editing-cycles>
    <meta:document-statistic meta:table-count="0" meta:image-count="0" meta:object-count="0" meta:page-count="1" meta:paragraph-count="24" meta:word-count="360" meta:character-count="1972" meta:non-whitespace-character-count="1620"/>
    <meta:generator>LibreOffice/5.1.2.2$MacOSX_X86_64 LibreOffice_project/d3bf12ecb743fc0d20e0be0c58ca359301eb705f</meta:generator>
  </office:meta>
</office:document-meta>
</file>